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en" fo:country="US" officeooo:rsid="0016e2ca" officeooo:paragraph-rsid="0016e2ca" style:font-size-asian="12.25pt" style:font-size-complex="14pt"/>
    </style:style>
    <style:style style:name="P2" style:family="paragraph" style:parent-style-name="Standard">
      <style:text-properties style:font-name="Times New Roman" fo:font-size="14pt" fo:language="en" fo:country="US" officeooo:rsid="00186d0b" officeooo:paragraph-rsid="00186d0b" style:font-size-asian="12.25pt" style:font-size-complex="14pt"/>
    </style:style>
    <style:style style:name="P3" style:family="paragraph" style:parent-style-name="Standard">
      <style:text-properties style:font-name="Times New Roman" fo:font-size="14pt" fo:language="ru" fo:country="RU" officeooo:rsid="0019df09" officeooo:paragraph-rsid="0019df09" style:font-size-asian="12.25pt" style:font-size-complex="14pt"/>
    </style:style>
    <style:style style:name="P4" style:family="paragraph" style:parent-style-name="Standard">
      <style:text-properties style:font-name="Times New Roman" fo:font-size="14pt" fo:language="en" fo:country="US" officeooo:rsid="0019df09" officeooo:paragraph-rsid="0019df09" style:font-size-asian="12.25pt" style:font-size-complex="14pt"/>
    </style:style>
    <style:style style:name="P5" style:family="paragraph" style:parent-style-name="Standard">
      <style:text-properties style:font-name="Times New Roman" fo:font-size="14pt" fo:language="en" fo:country="US" officeooo:rsid="001b7683" officeooo:paragraph-rsid="001b7683" style:font-size-asian="12.25pt" style:font-size-complex="14pt"/>
    </style:style>
    <style:style style:name="P6" style:family="paragraph" style:parent-style-name="Standard">
      <style:text-properties style:font-name="Times New Roman" fo:font-size="14pt" fo:language="en" fo:country="US" officeooo:rsid="001b7683" officeooo:paragraph-rsid="001bdd2f" style:font-size-asian="12.25pt" style:font-size-complex="14pt"/>
    </style:style>
    <style:style style:name="P7" style:family="paragraph" style:parent-style-name="Standard">
      <style:text-properties style:font-name="Times New Roman" fo:font-size="14pt" fo:language="en" fo:country="US" officeooo:rsid="0016e2ca" officeooo:paragraph-rsid="0016e2ca" style:font-size-asian="12.25pt" style:font-size-complex="14pt"/>
    </style:style>
    <style:style style:name="P8" style:family="paragraph" style:parent-style-name="Standard">
      <style:text-properties style:font-name="Times New Roman" fo:font-size="14pt" fo:language="en" fo:country="US" officeooo:rsid="00186d0b" officeooo:paragraph-rsid="001ec8cf" style:font-size-asian="12.25pt" style:font-size-complex="14pt"/>
    </style:style>
    <style:style style:name="P9" style:family="paragraph" style:parent-style-name="Standard">
      <style:text-properties style:font-name="Times New Roman" fo:font-size="14pt" fo:language="en" fo:country="US" officeooo:rsid="001bdd2f" officeooo:paragraph-rsid="001bdd2f" style:font-size-asian="12.25pt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1c0bf9" officeooo:paragraph-rsid="001c0bf9" style:font-size-asian="12.25pt" style:font-size-complex="14pt"/>
    </style:style>
    <style:style style:name="P11" style:family="paragraph" style:parent-style-name="Standard">
      <style:text-properties style:font-name="Times New Roman" fo:font-size="14pt" fo:language="en" fo:country="US" fo:font-weight="bold" officeooo:rsid="001b7683" officeooo:paragraph-rsid="001b7683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language="en" fo:country="US" fo:font-weight="normal" officeooo:rsid="00186d0b" officeooo:paragraph-rsid="001dea12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language="en" fo:country="US" fo:font-weight="normal" officeooo:rsid="001b7683" officeooo:paragraph-rsid="001bdd2f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fo:language="ru" fo:country="RU" officeooo:rsid="0019df09" officeooo:paragraph-rsid="001dea12" style:font-size-asian="12.25pt" style:font-size-complex="14pt"/>
    </style:style>
    <style:style style:name="P15" style:family="paragraph" style:parent-style-name="Standard">
      <style:text-properties style:font-name="Times New Roman" fo:font-size="14pt" fo:language="ru" fo:country="RU" fo:font-weight="normal" officeooo:rsid="0019df09" officeooo:paragraph-rsid="001bdd2f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" fo:font-size="14pt" fo:language="ru" fo:country="RU" fo:font-weight="normal" officeooo:rsid="001bdd2f" officeooo:paragraph-rsid="001bdd2f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font-size="14pt" fo:language="ru" fo:country="RU" fo:font-weight="normal" officeooo:rsid="001c0bf9" officeooo:paragraph-rsid="001c0bf9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language="ru" fo:country="RU" fo:font-weight="normal" officeooo:rsid="001dea12" officeooo:paragraph-rsid="001dea12" style:font-size-asian="12.25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b7683"/>
    </style:style>
    <style:style style:name="T3" style:family="text">
      <style:text-properties fo:language="ru" fo:country="RU" officeooo:rsid="001dea12"/>
    </style:style>
    <style:style style:name="T4" style:family="text">
      <style:text-properties fo:language="ru" fo:country="RU" officeooo:rsid="001ec8c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e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Future in the past</text:p>
      <text:p text:style-name="P11"/>
      <text:p text:style-name="P8"><text:span text:style-name="T3">1. </text:span><text:span text:style-name="T4"><text:s/>I should like to write a novel certainly, a novel that would be as lovely as a Persian carpet and as unreal. </text:span></text:p>
      <text:p text:style-name="P15"/>
      <text:p text:style-name="P15"><text:span text:style-name="T6">2. </text:span>Try making a list of the principles that you would like to demonstrate and how you will do so.</text:p>
      <text:p text:style-name="P16"/>
      <text:p text:style-name="P16"><text:span text:style-name="T6">3. </text:span>A portrait like this would set you far above all the young men in England, and make the old men quite jealous</text:p>
      <text:p text:style-name="P13"/>
      <text:p text:style-name="P13"><text:span text:style-name="T3">4. </text:span>Don’t try to influence him. Your influence would be bad.</text:p>
      <text:p text:style-name="P5"/>
      <text:p text:style-name="P9"><text:span text:style-name="T3">5. </text:span>I would have appreciated if he’d asked me outright, “Why didn’t you ﬁx the bug?”</text:p>
      <text:p text:style-name="P11"/>
      <text:p text:style-name="P11">Conditional</text:p>
      <text:p text:style-name="P6"/>
      <text:p text:style-name="P6"><text:span text:style-name="T3">6. </text:span>When I leave town now I never tell my people where I am going. If I did, I would lose all my pleasure.</text:p>
      <text:p text:style-name="P6"/>
      <text:p text:style-name="P9"><text:span text:style-name="T3">7. </text:span>Would you think it awfully rude of me if I asked you to go away?</text:p>
      <text:p text:style-name="P10"/>
      <text:p text:style-name="P10"><text:s/><text:span text:style-name="T3">8. </text:span>No. Go <text:s/>and play paseball. I can still row and Rogelio will throw the net. </text:p>
      <text:p text:style-name="P10"><text:s/>I would like to go. If I cannot fish with yo. I <text:s/>would like to serve in some way.</text:p>
      <text:p text:style-name="P6"/>
      <text:p text:style-name="P17"><text:span text:style-name="T6">9. </text:span>“Humanity takes itself too seriously. It is the world’s original sin. If the caveman had known how to laugh, history would have been different.” </text:p>
      <text:p text:style-name="P18"/>
      <text:p text:style-name="P18"/>
      <text:p text:style-name="P18"/>
      <text:p text:style-name="P18"/>
      <text:p text:style-name="P18">10. “When an old woman like myself blushes, it is a very bad sign. Ah! Lord Henry, I wish you would tell me how to become young again.” </text:p>
      <text:p text:style-name="P17"/>
      <text:p text:style-name="P12"><text:span text:style-name="T3">11. </text:span>This book would not have been possible without the support of our families.</text:p>
      <text:p text:style-name="P14"/>
      <text:p text:style-name="P3"/>
      <text:p text:style-name="P4"/>
      <text:p text:style-name="P5"/>
      <text:p text:style-name="P5"/>
      <text:p text:style-name="P5"/>
      <text:p text:style-name="P5"/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4:09:43.205000000</meta:creation-date>
    <dc:date>2017-07-20T12:03:19.334000000</dc:date>
    <meta:editing-duration>PT16M59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14" meta:word-count="240" meta:character-count="1189" meta:non-whitespace-character-count="954"/>
  </office:meta>
</office:document-meta>
</file>